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86A000028501453E38C.svm"/>
  <manifest:file-entry manifest:media-type="" manifest:full-path="Pictures/2000000700005E7800004614F3219798.svm"/>
  <manifest:file-entry manifest:media-type="" manifest:full-path="Pictures/200000070000272D000004094BB25E24.svm"/>
  <manifest:file-entry manifest:media-type="" manifest:full-path="Pictures/2000000700002B6A00000423DB81D23D.svm"/>
  <manifest:file-entry manifest:media-type="" manifest:full-path="Pictures/2000000700005E5D000031D283464512.svm"/>
  <manifest:file-entry manifest:media-type="" manifest:full-path="Pictures/20000007000044D600003A66DF6E4973.svm"/>
  <manifest:file-entry manifest:media-type="" manifest:full-path="Pictures/20000007000028000000047310B19D3B.svm"/>
  <manifest:file-entry manifest:media-type="" manifest:full-path="Pictures/200000070000260A000003EE7320720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Calibri" fo:font-size="11pt" style:text-underline-style="none"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Calibri" fo:font-size="11pt" fo:language="fr" fo:country="FR" style:font-size-asian="11pt" style:font-size-complex="11pt"/>
    </style:style>
    <style:style style:name="P4" style:family="paragraph" style:parent-style-name="Standard">
      <style:paragraph-properties fo:text-align="start" style:justify-single-word="false"/>
      <style:text-properties style:font-name="Calibri" fo:font-size="11pt" style:font-size-asian="11pt" style:font-size-complex="11pt"/>
    </style:style>
    <style:style style:name="P5" style:family="paragraph" style:parent-style-name="Standard">
      <style:paragraph-properties fo:text-align="start"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7" style:family="paragraph" style:parent-style-name="Standard">
      <style:paragraph-properties fo:text-align="start"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style>
    <style:style style:name="P11" style:family="paragraph" style:parent-style-name="Preformatted_20_Text" style:list-style-name="L2">
      <style:paragraph-properties fo:text-align="start" style:justify-single-word="false"/>
      <style:text-properties style:font-name="Calibri" fo:font-size="11pt" fo:language="fr" fo:country="FR" style:font-size-asian="11pt" style:font-size-complex="11pt"/>
    </style:style>
    <style:style style:name="P12" style:family="paragraph" style:parent-style-name="Preformatted_20_Text" style:list-style-name="L2">
      <style:paragraph-properties fo:text-align="start" style:justify-single-word="false"/>
      <style:text-properties fo:language="fr" fo:country="FR"/>
    </style:style>
    <style:style style:name="P13" style:family="paragraph" style:parent-style-name="Standard" style:list-style-name="L1">
      <style:paragraph-properties fo:text-align="start"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list-style-name="L2">
      <style:paragraph-properties fo:text-align="start" style:justify-single-word="false"/>
      <style:text-properties style:font-name="Calibri" fo:font-size="11pt" fo:language="fr" fo:country="FR" style:font-size-asian="11pt" style:font-size-complex="11pt"/>
    </style:style>
    <style:style style:name="P15" style:family="paragraph" style:parent-style-name="Standard">
      <style:paragraph-properties fo:text-align="start" style:justify-single-word="false"/>
      <style:text-properties style:font-name="Calibri" fo:font-size="11pt" style:text-underline-style="none" fo:font-weight="normal" style:font-size-asian="11pt" style:font-weight-asian="normal" style:font-size-complex="11pt" style:font-weight-complex="normal"/>
    </style:style>
    <style:style style:name="P16" style:family="paragraph" style:parent-style-name="Standard" style:list-style-name="L3">
      <style:paragraph-properties fo:text-align="start" style:justify-single-word="false"/>
      <style:text-properties style:font-name="Calibri" fo:font-size="11pt" style:text-underline-style="none" fo:font-weight="normal" style:font-size-asian="11pt" style:font-weight-asian="normal" style:font-size-complex="11pt" style:font-weight-complex="normal"/>
    </style:style>
    <style:style style:name="P17" style:family="paragraph" style:parent-style-name="Standard" style:list-style-name="L4">
      <style:paragraph-properties fo:text-align="start" style:justify-single-word="false"/>
      <style:text-properties style:font-name="Calibri" fo:font-size="11pt" style:text-underline-style="none" fo:font-weight="normal" style:font-size-asian="11pt" style:font-weight-asian="normal" style:font-size-complex="11pt" style:font-weight-complex="normal"/>
    </style:style>
    <style:style style:name="P18" style:family="paragraph" style:parent-style-name="Standard" style:list-style-name="L5">
      <style:paragraph-properties fo:text-align="start"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libri" fo:font-size="14pt" style:text-underline-style="none" fo:font-weight="normal" style:font-size-asian="14pt" style:font-weight-asian="normal" style:font-size-complex="14pt" style:font-weight-complex="normal"/>
    </style:style>
    <style:style style:name="T2" style:family="text">
      <style:text-properties style:font-name="Calibri" fo:font-size="11pt" style:text-underline-style="none" fo:font-weight="normal" style:font-size-asian="11pt" style:font-weight-asian="normal" style:font-size-complex="11pt" style:font-weight-complex="normal"/>
    </style:style>
    <style:style style:name="T3" style:family="text">
      <style:text-properties style:font-name="Calibri" fo:font-size="11pt" style:font-size-asian="11pt" style:font-size-complex="11pt"/>
    </style:style>
    <style:style style:name="T4" style:family="text">
      <style:text-properties fo:font-size="11pt" style:font-size-asian="11pt" style:font-size-complex="11pt"/>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 Métodologique : Modèle de scoring de remboursement d'un prêt</text:p>
      <text:p text:style-name="P1"/>
      <text:list xml:id="list6621879349996600412" text:style-name="L1">
        <text:list-item>
          <text:p text:style-name="P13">Les données utilisées et leurs preprocessing :</text:p>
        </text:list-item>
      </text:list>
      <text:p text:style-name="P10"><text:span text:style-name="T1"><text:tab/></text:span><text:span text:style-name="T2">Les données ont été récupérées sur la compétition kaggle : </text:span><text:a xlink:type="simple" xlink:href="https://www.kaggle.com/c/home-credit-default-risk/overview" text:style-name="Internet_20_link" text:visited-style-name="Visited_20_Internet_20_Link">https://www.kaggle.com/c/home-credit-default-risk/overview</text:a><text:span text:style-name="T2">. Après une rapide analyse du fichier application_train.csv, un point important apparaît clairement, nos données ont un déséquilibre dans les classes à prédire :</text:span></text:p>
      <text:p text:style-name="P2"><draw:frame draw:style-name="fr1" draw:name="images1" text:anchor-type="paragraph" svg:x="4.207cm" svg:y="0.422cm" svg:width="8.091cm" svg:height="7.343cm" draw:z-index="0"><draw:image xlink:href="Pictures/200000070000286A000028501453E38C.svm" xlink:type="simple" xlink:show="embed" xlink:actuate="onLoad"/></draw:frame></text:p>
      <text:p text:style-name="P2">Seulement 8% de données sont disponibles sur des clients en défaut de remboursement. Ce point sera traité dans la sélection de notre modèle avec du sous-échantillonnage et du sur-échantillonnage.</text:p>
      <text:p text:style-name="P2"/>
      <text:p text:style-name="P10"><text:span text:style-name="T2">Pour la suite, il a été décidé d'utiliser une partie d' un kernel kaggle sélectionné pour pré-traiter les données (</text:span><text:a xlink:type="simple" xlink:href="https://www.kaggle.com/jsaguiar/lightgbm-with-simple-features" text:style-name="Internet_20_link" text:visited-style-name="Visited_20_Internet_20_Link"><text:span text:style-name="T3">https://www.kaggle.com/jsaguiar/lightgbm-with-simple-features</text:span></text:a><text:span text:style-name="T3">). Les principales opérations effectués sur les données dans ce kernel sont :</text:span></text:p>
      <text:list xml:id="list4769712674590781102" text:style-name="L2">
        <text:list-item>
          <text:p text:style-name="P14"><text:bookmark text:name="tw-target-text"/>Diviser ou soustraire les caractéristiques importantes pour obtenir des taux (comme la rente et le revenu).</text:p>
        </text:list-item>
        <text:list-item>
          <text:p text:style-name="P11"><text:bookmark text:name="tw-target-text1"/>Dans le fichier bureau.csv : créer des fonctionnalités spécifiques pour les crédits actifs et les crédits fermés.</text:p>
        </text:list-item>
        <text:list-item>
          <text:p text:style-name="P11"><text:bookmark text:name="tw-target-text2"/>Dans le fichier previous_applications.csv : créer des fonctionnalités spécifiques pour les applications approuvées et refusées.</text:p>
        </text:list-item>
        <text:list-item>
          <text:p text:style-name="P12"><text:span text:style-name="T3">One-Hot-Encoding pour les variables catégorielles</text:span><text:bookmark text:name="tw-target-text3"/><text:span text:style-name="T3"> à l'exception des variables à deux catégories (binaires) avec du Label-Encoding dans le fichier application_train.csv.</text:span></text:p>
        </text:list-item>
        <text:list-item>
          <text:p text:style-name="P11"><text:bookmark text:name="tw-target-text4"/>Toutes les tables sont jointes à l'aide de la clé SK_ID_CURR (sauf bureau_balance.csv)</text:p>
        </text:list-item>
      </text:list>
      <text:p text:style-name="P3"/>
      <text:p text:style-name="P3">Le kernel a été modifié pour récupérer en sortie un seul fichier : Home_credit_risk_data_modeling.csv.</text:p>
      <text:p text:style-name="P3">Dans ce fichier on récupère uniquement les données train pour choisir et entraîner un modèle de classification binaire supervisé. Au final on récupère un tableau de 307507 lignes et 795 colonnes ou features interprétables (avec comme index SK_ID_CURR et comme étiquette 'TARGET').</text:p>
      <text:p text:style-name="P3"/>
      <text:p text:style-name="P3">Une dernière étape avant de passer au choix du modèle a été d'imputer les valeurs 'inf' et 'NaN' puis de normaliser les données avec un 'standard_scaler'.</text:p>
      <text:p text:style-name="P3"/>
      <text:p text:style-name="P4"/>
      <text:p text:style-name="P4"><text:s/></text:p>
      <text:list xml:id="list40467997" text:continue-list="list6621879349996600412" text:style-name="L1">
        <text:list-item>
          <text:p text:style-name="P13"><text:soft-page-break/>Méthodologie d'entrainement du modèle</text:p>
        </text:list-item>
      </text:list>
      <text:p text:style-name="P7"/>
      <text:p text:style-name="P8">Sélection du modèle</text:p>
      <text:p text:style-name="P2"><text:tab/>On a choisi de tester plusieurs modèles de classification supervisés. Les données étant déséquilibrés pour chaque modèle on a testé du sous-échantillonnage (RUS) et du sur-échantillonnage(SMOTE). Les données étant assez conséquentes, pour cette phase de sélection, seulement 5% des données ont été utilisées (15 375 lignes).</text:p>
      <text:p text:style-name="P2">Plusieurs modèles ont été testés :</text:p>
      <text:list xml:id="list7974928602853851334" text:style-name="L3">
        <text:list-item>
          <text:p text:style-name="P16">Dummie Classifier (avec comme sortie la classe la plus fréquente) : notre baseline.</text:p>
        </text:list-item>
        <text:list-item>
          <text:p text:style-name="P16">LogisticRegression Classifier</text:p>
        </text:list-item>
        <text:list-item>
          <text:p text:style-name="P16">Kneigbors Classifier</text:p>
        </text:list-item>
        <text:list-item>
          <text:p text:style-name="P16">RandomForest Classifier</text:p>
        </text:list-item>
        <text:list-item>
          <text:p text:style-name="P16">XGBoost Classifier</text:p>
        </text:list-item>
        <text:list-item>
          <text:p text:style-name="P16">LGBM Classifier</text:p>
        </text:list-item>
      </text:list>
      <text:p text:style-name="P2"/>
      <text:p text:style-name="P2">Après un split de nos donnés (80% train / 20% test), on a choisi comme algorithme d'optimisation pour les hyperparamètres un RandomSearchCV (avec 5folds) avec comme fonction d'optimisation le score 'AUC' (avec balayage sur 10 itérations).</text:p>
      <text:p text:style-name="P2">La sélection du modèle s'est basée sur trois métriques :</text:p>
      <text:list xml:id="list8165161412162260332" text:style-name="L4">
        <text:list-item>
          <text:p text:style-name="P17">Le score AUC.</text:p>
        </text:list-item>
        <text:list-item>
          <text:p text:style-name="P17">le F2_Score, compromis entre précision et rappel avec poids supplémentaire sur le rappel, qui dans la problématique de la société de prêt nous arrange, on veut attraper au maximum les faux négatifs (les clients qui ne rembourseront pas).</text:p>
        </text:list-item>
        <text:list-item>
          <text:p text:style-name="P17">Le temps d’entraînement du modèle.</text:p>
        </text:list-item>
      </text:list>
      <text:p text:style-name="P2"/>
      <text:p text:style-name="P2">Deux modèles ont retenu notre attention avec les données sous-échantillonnées (RUS), le RandomForest Classifier et le LGBM Classifier. </text:p>
      <text:p text:style-name="P2">Pour les départager, un dernier test avec un sous-échantillonnage sur toutes les données et <text:s/>l'utilisation des hyperparamètres trouvés lors de la RandomSearchCV a été fait.</text:p>
      <text:p text:style-name="P2"/>
      <text:p text:style-name="P2">On a finalement retenu le <text:span text:style-name="T5">LGBM classifier</text:span> avec les hyperparamètres qui obtenaient le meilleur compromis au niveau des métriques sur les données de validation:</text:p>
      <text:p text:style-name="P2">- Résultats métriques</text:p>
      <text:p text:style-name="P2"><draw:frame draw:style-name="fr2" draw:name="images2" text:anchor-type="paragraph" svg:width="10.029cm" svg:height="1.034cm" draw:z-index="1"><draw:image xlink:href="Pictures/200000070000272D000004094BB25E24.svm" xlink:type="simple" xlink:show="embed" xlink:actuate="onLoad"/></draw:frame></text:p>
      <text:p text:style-name="P2">- Hyperparamètres</text:p>
      <text:p text:style-name="P2"><draw:frame draw:style-name="fr2" draw:name="images3" text:anchor-type="paragraph" svg:width="9.738cm" svg:height="1.005cm" draw:z-index="2"><draw:image xlink:href="Pictures/200000070000260A000003EE73207207.svm" xlink:type="simple" xlink:show="embed" xlink:actuate="onLoad"/></draw:frame></text:p>
      <text:p text:style-name="P8">Optimisation métier du modèle LGBM retenu</text:p>
      <text:p text:style-name="P8"/>
      <text:p text:style-name="P9"><text:tab/><text:span text:style-name="T4">Pour aller un peu plus loin dans l'aspect métier et dans l'optimisation de notre modèle, une fonction coût métier a été défini :</text:span></text:p>
      <text:p text:style-name="P5"/>
      <text:p text:style-name="P6">→ fonction_coût = (nb_faux_positifs + 10 x nb_faux_négatifs)</text:p>
      <text:p text:style-name="P6"/>
      <text:p text:style-name="P5">L'idée de cette fonction est de capter un maximum de faux négatifs qui coûte de l'argent à la société tout en prenant en compte (avec un poids moins important) les faux positifs qui potentiellement rapporterait de l'argent.</text:p>
      <text:p text:style-name="P5"/>
      <text:p text:style-name="P5"/>
      <text:p text:style-name="P5"><text:soft-page-break/>On a ensuite affiné le réglages des hyperparamètres du LGBM et ré-entrainé notre modèle en utilisant la même démarche que pour la sélection du modèle (sous-échantillonnage + split) mais en passant cette fois-ci par un algorithme d'optimisation de type GridSearchCV (5 folds) avec pour fonction d'optimisation notre fonction coût métier. Cela nous a permit d'obtenir un modèle LGBM final :</text:p>
      <text:p text:style-name="P5">- Résultats métriques</text:p>
      <text:p text:style-name="P5"><draw:frame draw:style-name="fr2" draw:name="images4" text:anchor-type="paragraph" svg:width="11.114cm" svg:height="1.058cm" draw:z-index="3"><draw:image xlink:href="Pictures/2000000700002B6A00000423DB81D23D.svm" xlink:type="simple" xlink:show="embed" xlink:actuate="onLoad"/></draw:frame></text:p>
      <text:p text:style-name="P5">- Hyperparamètres</text:p>
      <text:p text:style-name="P5"><draw:frame draw:style-name="fr2" draw:name="images5" text:anchor-type="paragraph" svg:width="10.239cm" svg:height="1.139cm" draw:z-index="4"><draw:image xlink:href="Pictures/20000007000028000000047310B19D3B.svm" xlink:type="simple" xlink:show="embed" xlink:actuate="onLoad"/></draw:frame></text:p>
      <text:p text:style-name="P5">Pour terminer dans l'optimisation point de vue métier, on a également choisi d'optimiser le treshold de décision (0.5 par défaut) pour définir qu'un client est en défaut à partir de la probabilité donnée par notre modèle.</text:p>
      <text:p text:style-name="P5">Pour ce faire un balayage de la valeur de treshold a été effectué sur les données de validation puis on a réutilisé notre fonction coût métier pour évaluer quel treshold nous donnerait les meilleurs résultats.</text:p>
      <text:p text:style-name="P5"/>
      <text:p text:style-name="P6">→ Un nouveau treshold a été trouvé à 0.49</text:p>
      <text:p text:style-name="P6"/>
      <text:p text:style-name="P5">Ce seuil a été validé via une matrice de confusion et sera utilisé dans nos prédictions.</text:p>
      <text:p text:style-name="P5"/>
      <text:p text:style-name="P5">La dernière étape a été de sauvegarder notre modèle via pickle pour l'utiliser dans notre API déployé sur le web.</text:p>
      <text:p text:style-name="P5"/>
      <text:p text:style-name="P5">Voici un exemple de notre Dashboard interactif qui vient faire appel à notre API de prédiction via une requête avec le numéro de client (SK_ID_CURR) et qui renvoi une probabilité de défaut de paiement :</text:p>
      <text:p text:style-name="P5"/>
      <text:p text:style-name="P5"><draw:frame draw:style-name="fr3" draw:name="images6" text:anchor-type="paragraph" svg:width="10.276cm" svg:height="8.126cm" draw:z-index="5"><draw:image xlink:href="Pictures/20000007000044D600003A66DF6E4973.svm" xlink:type="simple" xlink:show="embed" xlink:actuate="onLoad"/></draw:frame>Notre modèle renvoi un score entre 0 et 100% qui donne la probabilité de défaut de remboursement d'un client. Le seuil de refus est comme vu précédemment à 49%. Trois cas d'interprétation sont possibles :</text:p>
      <text:p text:style-name="P5"/>
      <text:list xml:id="list8489788317785298287" text:style-name="L5">
        <text:list-item>
          <text:p text:style-name="P18">le score est en dessous de 49% → la demande de prêt est acceptée.</text:p>
        </text:list-item>
        <text:list-item>
          <text:p text:style-name="P18">Le score est entre 49% et 52% → la demande de prêt est refusé mais peut être discutée avec le conseiller pour éventuellement l'accepter (grâce notamment aux onglets 'interprétations du score' et 'analyse des features clients ').</text:p>
        </text:list-item>
        <text:list-item>
          <text:p text:style-name="P18">Le score est au dessus de 52% → la demande de prêt est refusée.</text:p>
        </text:list-item>
      </text:list>
      <text:list xml:id="list40450806" text:continue-list="list40467997" text:style-name="L1">
        <text:list-item>
          <text:p text:style-name="P13"><text:soft-page-break/>Interprétabilités du modèle</text:p>
        </text:list-item>
      </text:list>
      <text:p text:style-name="P2"><text:tab/>Afin d'expliquer les décisions de notre modèle de classification LGBM, on a utilisé un 'TreeExplainer' de la librairie SHAP qui déterminent les valeurs de shapley de chaque feature. Cela nous permet d'interpréter le score de notre modèle de manière globale (à l'échelle de tous les clients) mais aussi de manière locale (pour un client en particulier).</text:p>
      <text:p text:style-name="P2"/>
      <text:p text:style-name="P8">Interprétation globale</text:p>
      <text:p text:style-name="P9"><draw:frame draw:style-name="fr4" draw:name="images7" text:anchor-type="paragraph" svg:y="0.291cm" svg:width="9.657cm" svg:height="7.996cm" draw:z-index="6"><draw:image xlink:href="Pictures/2000000700005E7800004614F3219798.svm" xlink:type="simple" xlink:show="embed" xlink:actuate="onLoad"/></draw:frame></text:p>
      <text:p text:style-name="P2">Dans ce graphique en violon disponible dans le Dashboard, on affiche par ordre d'importance les 20 features qui ont le plus d'influence globale dans la valeur du score avec leur distribution. A gauche du traie elles vont dans le sens de réduire le score (d'accepter un prêt), en revanche à droite elles vont dans le sens d'augmenter le score (de refuser un prêt). Le code couleur indique la valeur de la feature. Une valeur élevée en rouge et une valeur faible en bleu.</text:p>
      <text:p text:style-name="P2">A noter qu'il y a la possibilité d'afficher également dans le Dashboard un diagramme en bâton qui représente toujours les 20 features les plus importantes mais avec juste leur impact globale dans la décision de refus.</text:p>
      <text:p text:style-name="P2"/>
      <text:p text:style-name="P8">Interprétation Locale</text:p>
      <text:p text:style-name="P2"><draw:frame draw:style-name="fr3" draw:name="images8" text:anchor-type="paragraph" svg:width="11.456cm" svg:height="6.02cm" draw:z-index="7"><draw:image xlink:href="Pictures/2000000700005E5D000031D283464512.svm" xlink:type="simple" xlink:show="embed" xlink:actuate="onLoad"/></draw:frame><text:span text:style-name="T6">Dans ce graphique en cascade disponible dans le Dashboard, on affiche également par ordre d'importance les features qui ont le plus d'influence dans la valeur du score, en revanche cette fois-ci c'est à l'échelle de la demande client que l'on regarde (locale). Le code couleur indique dans quel sens elles influes. En bleu dans le sens de réduire le score (d'accepter le prêt), en rouge dans le sens d'augmenter le score (de refuser le prêt).</text:span></text:p>
      <text:list xml:id="list40458226" text:continue-numbering="true" text:style-name="L1">
        <text:list-item>
          <text:p text:style-name="P13"><text:soft-page-break/>Les limites et améliorations possibles</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nnick SENECHAL</meta:initial-creator>
    <meta:creation-date>2021-12-13T18:50:03.72</meta:creation-date>
    <dc:date>2021-12-20T20:23:28.82</dc:date>
    <dc:creator>Yannick SENECHAL</dc:creator>
    <meta:editing-duration>P1DT8H17M40S</meta:editing-duration>
    <meta:editing-cycles>20</meta:editing-cycles>
    <meta:generator>OpenOffice/4.1.8$Win32 OpenOffice.org_project/418m3$Build-9803</meta:generator>
    <meta:document-statistic meta:table-count="0" meta:image-count="8" meta:object-count="0" meta:page-count="5" meta:paragraph-count="59" meta:word-count="1194" meta:character-count="7594"/>
  </office:meta>
</office:document-meta>
</file>